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1" svg:font-family="Verdana" style:font-family-generic="swiss"/>
    <style:font-face style:name="Abyssinica SIL" svg:font-family="'Abyssinica SIL'" style:font-pitch="variable"/>
    <style:font-face style:name="Liberation Sans2" svg:font-family="'Liberation Sans'" style:font-pitch="variable"/>
    <style:font-face style:name="MathJax_Math" svg:font-family="MathJax_Math" style:font-pitch="variable"/>
    <style:font-face style:name="aakar" svg:font-family="aak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28cm" draw:stroke-linejoin="round" draw:fill="none"/>
    </style:style>
    <style:style style:name="gr2" style:family="graphic" style:parent-style-name="standard">
      <style:graphic-properties draw:stroke="none" svg:stroke-width="0.028cm" draw:stroke-linejoin="round" draw:fill="solid" draw:fill-color="#000000"/>
    </style:style>
    <style:style style:name="gr3" style:family="graphic" style:parent-style-name="standard">
      <style:graphic-properties draw:stroke="none" svg:stroke-width="0.028cm" draw:stroke-linejoin="round" draw:fill="solid" draw:fill-color="#008000"/>
    </style:style>
    <style:style style:name="gr4" style:family="graphic" style:parent-style-name="standard">
      <style:graphic-properties draw:stroke="none" svg:stroke-width="0.028cm" draw:stroke-linejoin="round" draw:fill="solid" draw:fill-color="#276f3e"/>
    </style:style>
    <style:style style:name="gr5" style:family="graphic" style:parent-style-name="standard">
      <style:graphic-properties draw:stroke="none" svg:stroke-color="#000000" draw:fill="none" draw:fill-color="#ffffff" fo:min-height="0.639cm"/>
    </style:style>
    <style:style style:name="gr6" style:family="graphic" style:parent-style-name="standard">
      <style:graphic-properties draw:stroke="none" svg:stroke-color="#000000" draw:fill="none" draw:fill-color="#ffffff" fo:min-height="0.331cm"/>
    </style:style>
    <style:style style:name="gr7" style:family="graphic" style:parent-style-name="standard">
      <style:graphic-properties draw:stroke="none" svg:stroke-color="#000000" draw:fill="none" draw:fill-color="#ffffff" fo:min-height="0.385cm"/>
    </style:style>
    <style:style style:name="gr8" style:family="graphic" style:parent-style-name="standard">
      <style:graphic-properties draw:stroke="none" svg:stroke-color="#000000" draw:fill="none" draw:fill-color="#ffffff" fo:min-height="1.147cm"/>
    </style:style>
    <style:style style:name="gr9" style:family="graphic" style:parent-style-name="standard">
      <style:graphic-properties draw:stroke="none" svg:stroke-color="#000000" draw:fill="none" draw:fill-color="#ffffff" fo:min-height="1.02cm"/>
    </style:style>
    <style:style style:name="gr10" style:family="graphic" style:parent-style-name="standard">
      <style:graphic-properties draw:stroke="none" draw:fill="none" fo:min-height="0.598cm"/>
    </style:style>
    <style:style style:name="gr11" style:family="graphic" style:parent-style-name="standard">
      <style:graphic-properties draw:stroke="none" draw:fill="none" fo:min-height="0.599cm"/>
    </style:style>
    <style:style style:name="gr12" style:family="graphic" style:parent-style-name="standard">
      <style:graphic-properties draw:stroke="none" svg:stroke-color="#000000" draw:fill="none" draw:fill-color="#ffffff" fo:min-height="0.661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solid" draw:fill-color="#008000"/>
    </style:style>
    <style:style style:name="P4" style:family="paragraph">
      <loext:graphic-properties draw:fill="solid" draw:fill-color="#276f3e"/>
    </style:style>
    <style:style style:name="P5" style:family="paragraph">
      <loext:graphic-properties draw:fill="none" draw:fill-color="#ffffff"/>
      <style:text-properties fo:color="#66cc00"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none" draw:fill-color="#ffffff"/>
      <style:text-properties fo:color="#ffcc00" style:font-name="Verdana1" fo:font-size="8pt" fo:font-weight="bold" style:font-size-asian="8pt" style:font-weight-asian="bold" style:font-size-complex="8pt" style:font-weight-complex="bold"/>
    </style:style>
    <style:style style:name="P7" style:family="paragraph">
      <loext:graphic-properties draw:fill="none" draw:fill-color="#ffffff"/>
      <style:text-properties fo:color="#ffcc00" style:font-name="Verdana1" fo:font-size="5pt" fo:font-style="italic" fo:font-weight="bold" style:font-size-asian="5pt" style:font-style-asian="italic" style:font-weight-asian="bold" style:font-size-complex="5pt" style:font-style-complex="italic" style:font-weight-complex="bold"/>
    </style:style>
    <style:style style:name="P8" style:family="paragraph">
      <loext:graphic-properties draw:fill="none" draw:fill-color="#ffffff"/>
      <style:text-properties fo:color="#9933ff" style:font-name="MathJax_Math"/>
    </style:style>
    <style:style style:name="P9" style:family="paragraph">
      <loext:graphic-properties draw:fill="none"/>
      <style:text-properties fo:color="#3333ff" style:font-name="MathJax_Math"/>
    </style:style>
    <style:style style:name="T1" style:family="text">
      <style:text-properties fo:color="#66cc00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ffcc00" style:font-name="Verdana1" fo:font-size="8pt" fo:font-weight="bold" style:font-size-asian="8pt" style:font-weight-asian="bold" style:font-size-complex="8pt" style:font-weight-complex="bold"/>
    </style:style>
    <style:style style:name="T3" style:family="text">
      <style:text-properties fo:color="#ffcc00" style:font-name="Verdana1" fo:font-size="5pt" fo:font-style="italic" fo:font-weight="bold" style:font-size-asian="5pt" style:font-style-asian="italic" style:font-weight-asian="bold" style:font-size-complex="5pt" style:font-style-complex="italic" style:font-weight-complex="bold"/>
    </style:style>
    <style:style style:name="T4" style:family="text">
      <style:text-properties fo:color="#9933ff" style:font-name="MathJax_Math"/>
    </style:style>
    <style:style style:name="T5" style:family="text">
      <style:text-properties fo:color="#3333ff" style:font-name="MathJax_Math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.674cm" svg:height="1.1cm" svg:x="0.35cm" svg:y="9.086cm" svg:viewBox="0 0 1675 1101" draw:points="838,1101 0,1101 0,0 1675,0 1675,1101">
          <text:p/>
        </draw:polygon>
        <draw:polygon draw:style-name="gr2" draw:text-style-name="P2" draw:layer="layout" svg:width="1.673cm" svg:height="1.099cm" svg:x="0.35cm" svg:y="9.086cm" svg:viewBox="0 0 1674 1100" draw:points="836,1100 0,1100 0,0 1674,0 1674,1100">
          <text:p/>
        </draw:polygon>
        <draw:polygon draw:style-name="gr1" draw:text-style-name="P1" draw:layer="layout" svg:width="2.57cm" svg:height="12.858cm" svg:x="0cm" svg:y="0cm" svg:viewBox="0 0 2571 12859" draw:points="1286,12859 0,12859 0,0 2571,0 2571,12859">
          <text:p/>
        </draw:polygon>
        <draw:polygon draw:style-name="gr2" draw:text-style-name="P2" draw:layer="layout" svg:width="2.569cm" svg:height="12.857cm" svg:x="-0.03cm" svg:y="0cm" svg:viewBox="0 0 2570 12858" draw:points="1286,12858 0,12858 0,0 2570,0 2570,12858">
          <text:p/>
        </draw:polygon>
        <draw:polygon draw:style-name="gr1" draw:text-style-name="P1" draw:layer="layout" svg:width="11.417cm" svg:height="3.336cm" svg:x="7.172cm" svg:y="28.97cm" svg:viewBox="0 0 11418 3337" draw:points="5709,3337 0,3337 0,0 11418,0 11418,3337">
          <text:p/>
        </draw:polygon>
        <draw:polygon draw:style-name="gr2" draw:text-style-name="P2" draw:layer="layout" svg:width="11.416cm" svg:height="3.335cm" svg:x="7.172cm" svg:y="28.97cm" svg:viewBox="0 0 11417 3336" draw:points="5709,3336 0,3336 0,0 11417,0 11417,3336">
          <text:p/>
        </draw:polygon>
        <draw:polygon draw:style-name="gr1" draw:text-style-name="P1" draw:layer="layout" svg:width="9.598cm" svg:height="4.044cm" svg:x="2.626cm" svg:y="43.112cm" svg:viewBox="0 0 9599 4045" draw:points="4800,4045 0,4045 0,0 9599,0 9599,4045">
          <text:p/>
        </draw:polygon>
        <draw:polygon draw:style-name="gr2" draw:text-style-name="P2" draw:layer="layout" svg:width="9.597cm" svg:height="4.042cm" svg:x="2.626cm" svg:y="43.112cm" svg:viewBox="0 0 9598 4043" draw:points="4800,4043 0,4043 0,0 9598,0 9598,4043">
          <text:p/>
        </draw:polygon>
        <draw:polygon draw:style-name="gr1" draw:text-style-name="P1" draw:layer="layout" svg:width="8.084cm" svg:height="4.144cm" svg:x="2.423cm" svg:y="43.718cm" svg:viewBox="0 0 8085 4145" draw:points="4042,4145 0,4145 0,0 8085,0 8085,4145">
          <text:p/>
        </draw:polygon>
        <draw:polygon draw:style-name="gr2" draw:text-style-name="P2" draw:layer="layout" svg:width="8.082cm" svg:height="4.143cm" svg:x="2.424cm" svg:y="43.718cm" svg:viewBox="0 0 8083 4144" draw:points="4042,4144 0,4144 0,0 8083,0 8083,4144">
          <text:p/>
        </draw:polygon>
        <draw:polygon draw:style-name="gr1" draw:text-style-name="P1" draw:layer="layout" svg:width="6.669cm" svg:height="15.255cm" svg:x="-38.689cm" svg:y="24.02cm" svg:viewBox="0 0 6670 15256" draw:points="3335,15256 0,15256 0,0 6670,0 6670,15256">
          <text:p/>
        </draw:polygon>
        <draw:polygon draw:style-name="gr2" draw:text-style-name="P2" draw:layer="layout" svg:width="6.668cm" svg:height="15.254cm" svg:x="-38.689cm" svg:y="24.02cm" svg:viewBox="0 0 6669 15255" draw:points="3335,15255 0,15255 0,0 6669,0 6669,15255">
          <text:p/>
        </draw:polygon>
        <draw:polygon draw:style-name="gr1" draw:text-style-name="P1" draw:layer="layout" svg:width="14.346cm" svg:height="20.407cm" svg:x="-43.639cm" svg:y="22.202cm" svg:viewBox="0 0 14347 20408" draw:points="7174,20408 0,20408 0,0 14347,0 14347,20408">
          <text:p/>
        </draw:polygon>
        <draw:polygon draw:style-name="gr2" draw:text-style-name="P2" draw:layer="layout" svg:width="14.345cm" svg:height="20.406cm" svg:x="-43.639cm" svg:y="22.202cm" svg:viewBox="0 0 14346 20407" draw:points="7174,20407 0,20407 0,0 14346,0 14346,20407">
          <text:p/>
        </draw:polygon>
        <draw:polygon draw:style-name="gr1" draw:text-style-name="P1" draw:layer="layout" svg:width="7.476cm" svg:height="4.069cm" svg:x="1.858cm" svg:y="34.383cm" svg:viewBox="0 0 7477 4070" draw:points="3738,4070 0,4070 0,0 7477,0 7477,4070">
          <text:p/>
        </draw:polygon>
        <draw:polygon draw:style-name="gr2" draw:text-style-name="P2" draw:layer="layout" svg:width="7.475cm" svg:height="4.068cm" svg:x="1.858cm" svg:y="34.383cm" svg:viewBox="0 0 7476 4069" draw:points="3737,4069 0,4069 0,0 7476,0 7476,4069">
          <text:p/>
        </draw:polygon>
        <draw:polygon draw:style-name="gr1" draw:text-style-name="P1" draw:layer="layout" svg:width="6.654cm" svg:height="8.725cm" svg:x="2.181cm" svg:y="32.756cm" svg:viewBox="0 0 6655 8726" draw:points="3328,8726 0,8726 0,0 6655,0 6655,8726">
          <text:p/>
        </draw:polygon>
        <draw:polygon draw:style-name="gr3" draw:text-style-name="P3" draw:layer="layout" svg:width="6.653cm" svg:height="8.724cm" svg:x="2.181cm" svg:y="32.756cm" svg:viewBox="0 0 6654 8725" draw:points="3326,8725 0,8725 0,0 6654,0 6654,8725">
          <text:p/>
        </draw:polygon>
        <draw:polygon draw:style-name="gr1" draw:text-style-name="P1" draw:layer="layout" svg:width="1.883cm" svg:height="0.889cm" svg:x="0.363cm" svg:y="11.663cm" svg:viewBox="0 0 1884 890" draw:points="942,890 0,890 0,0 1884,0 1884,890">
          <text:p/>
        </draw:polygon>
        <draw:polygon draw:style-name="gr4" draw:text-style-name="P4" draw:layer="layout" svg:width="1.881cm" svg:height="0.888cm" svg:x="0.363cm" svg:y="11.663cm" svg:viewBox="0 0 1882 889" draw:points="940,889 0,889 0,0 1882,0 1882,889">
          <text:p/>
        </draw:polygon>
        <draw:polygon draw:style-name="gr1" draw:text-style-name="P1" draw:layer="layout" svg:width="0.003cm" svg:height="0.938cm" svg:x="-9.328cm" svg:y="7.12cm" svg:viewBox="0 0 4 939" draw:points="2,939 0,939 0,0 4,0 4,939">
          <text:p/>
        </draw:polygon>
        <draw:polygon draw:style-name="gr1" draw:text-style-name="P1" draw:layer="layout" svg:width="0.003cm" svg:height="0.938cm" svg:x="1.096cm" svg:y="8.48cm" svg:viewBox="0 0 4 939" draw:points="2,939 0,939 0,0 4,0 4,939">
          <text:p/>
        </draw:polygon>
        <draw:polygon draw:style-name="gr1" draw:text-style-name="P1" draw:layer="layout" svg:width="1.883cm" svg:height="0.889cm" svg:x="0.364cm" svg:y="11.663cm" svg:viewBox="0 0 1884 890" draw:points="942,890 0,890 0,0 1884,0 1884,890">
          <text:p/>
        </draw:polygon>
        <draw:polygon draw:style-name="gr4" draw:text-style-name="P4" draw:layer="layout" svg:width="1.881cm" svg:height="0.888cm" svg:x="0.364cm" svg:y="11.663cm" svg:viewBox="0 0 1882 889" draw:points="940,889 0,889 0,0 1882,0 1882,889">
          <text:p/>
        </draw:polygon>
        <draw:polygon draw:style-name="gr1" draw:text-style-name="P1" draw:layer="layout" svg:width="2.287cm" svg:height="2.033cm" svg:x="0.381cm" svg:y="0.127cm" svg:viewBox="0 0 2288 2034" draw:points="0,0 2288,0 2288,2034 0,2034">
          <text:p/>
        </draw:polygon>
        <draw:polygon draw:style-name="gr1" draw:text-style-name="P1" draw:layer="layout" svg:width="2.414cm" svg:height="0.802cm" svg:x="0.182cm" svg:y="1.31cm" svg:viewBox="0 0 2415 803" draw:points="0,0 2415,0 2415,803 0,803">
          <text:p/>
        </draw:polygon>
        <draw:polygon draw:style-name="gr1" draw:text-style-name="P1" draw:layer="layout" svg:width="2.414cm" svg:height="0.802cm" svg:x="0.329cm" svg:y="4.076cm" svg:viewBox="0 0 2415 803" draw:points="0,0 2415,0 2415,803 0,803">
          <text:p/>
        </draw:polygon>
        <draw:polygon draw:style-name="gr1" draw:text-style-name="P1" draw:layer="layout" svg:width="0.89cm" svg:height="1.271cm" svg:x="0.836cm" svg:y="6.593cm" svg:viewBox="0 0 891 1272" draw:points="0,0 891,0 891,1272 0,1272">
          <text:p/>
        </draw:polygon>
        <draw:polygon draw:style-name="gr1" draw:text-style-name="P1" draw:layer="layout" svg:width="0.89cm" svg:height="1.271cm" svg:x="0.306cm" svg:y="9.307cm" svg:viewBox="0 0 891 1272" draw:points="0,0 891,0 891,1272 0,1272">
          <text:p/>
        </draw:polygon>
        <draw:polygon draw:style-name="gr1" draw:text-style-name="P1" draw:layer="layout" svg:width="0.884cm" svg:height="1.188cm" svg:x="1.305cm" svg:y="9.219cm" svg:viewBox="0 0 885 1189" draw:points="0,0 885,0 885,1189 0,1189">
          <text:p/>
        </draw:polygon>
        <draw:polygon draw:style-name="gr1" draw:text-style-name="P1" draw:layer="layout" svg:width="3.303cm" svg:height="2.718cm" svg:x="-0.141cm" svg:y="10.299cm" svg:viewBox="0 0 3304 2719" draw:points="0,0 3304,0 3304,2719 0,2719">
          <text:p/>
        </draw:polygon>
        <draw:polygon draw:style-name="gr1" draw:text-style-name="P1" draw:layer="layout" svg:width="1.906cm" svg:height="1.074cm" svg:x="0.508cm" svg:y="10.992cm" svg:viewBox="0 0 1907 1075" draw:points="0,0 1907,0 1907,1075 0,1075">
          <text:p/>
        </draw:polygon>
        <draw:polygon draw:style-name="gr1" draw:text-style-name="P1" draw:layer="layout" svg:width="1.906cm" svg:height="1.074cm" svg:x="1.397cm" svg:y="10.992cm" svg:viewBox="0 0 1907 1075" draw:points="0,0 1907,0 1907,1075 0,1075">
          <text:p/>
        </draw:polygon>
        <draw:frame draw:style-name="gr5" draw:text-style-name="P5" draw:layer="layout" svg:width="2.921cm" svg:height="0.889cm" svg:x="0cm" svg:y="0.254cm">
          <draw:text-box>
            <text:p><text:span text:style-name="T1">Attractor</text:span></text:p>
          </draw:text-box>
        </draw:frame>
        <draw:frame draw:style-name="gr6" draw:text-style-name="P6" draw:layer="layout" svg:width="2.413cm" svg:height="0.581cm" svg:x="1.143cm" svg:y="1.324cm">
          <draw:text-box>
            <text:p><text:span text:style-name="T2">BPM</text:span></text:p>
          </draw:text-box>
        </draw:frame>
        <draw:frame draw:style-name="gr7" draw:text-style-name="P7" draw:layer="layout" svg:width="2.413cm" svg:height="0.635cm" svg:x="0.254cm" svg:y="1.397cm">
          <draw:text-box>
            <text:p><text:span text:style-name="T3">EXT</text:span></text:p>
          </draw:text-box>
        </draw:frame>
        <draw:frame draw:style-name="gr8" draw:text-style-name="P8" draw:layer="layout" svg:width="0.382cm" svg:height="1.397cm" svg:x="0.534cm" svg:y="10.795cm">
          <draw:text-box>
            <text:p><text:span text:style-name="T4">x</text:span></text:p>
          </draw:text-box>
        </draw:frame>
        <draw:frame draw:style-name="gr9" draw:text-style-name="P8" draw:layer="layout" svg:width="0.382cm" svg:height="1.27cm" svg:x="1.477cm" svg:y="10.772cm">
          <draw:text-box>
            <text:p><text:span text:style-name="T4">y</text:span></text:p>
          </draw:text-box>
        </draw:frame>
        <draw:frame draw:style-name="gr10" draw:text-style-name="P9" draw:layer="layout" svg:width="0.866cm" svg:height="0.848cm" svg:x="0.381cm" svg:y="5.207cm">
          <draw:text-box>
            <text:p><text:span text:style-name="T5">α</text:span></text:p>
          </draw:text-box>
        </draw:frame>
        <draw:frame draw:style-name="gr11" draw:text-style-name="P9" draw:layer="layout" svg:width="0.908cm" svg:height="0.849cm" svg:x="1.378cm" svg:y="5.207cm">
          <draw:text-box>
            <text:p><text:span text:style-name="T5">β</text:span></text:p>
          </draw:text-box>
        </draw:frame>
        <draw:frame draw:style-name="gr10" draw:text-style-name="P9" draw:layer="layout" svg:width="0.866cm" svg:height="0.848cm" svg:x="0.404cm" svg:y="7.915cm">
          <draw:text-box>
            <text:p><text:span text:style-name="T5">γ</text:span></text:p>
          </draw:text-box>
        </draw:frame>
        <draw:frame draw:style-name="gr10" draw:text-style-name="P9" draw:layer="layout" svg:width="0.866cm" svg:height="0.848cm" svg:x="1.42cm" svg:y="8.001cm">
          <draw:text-box>
            <text:p><text:span text:style-name="T5">δ</text:span></text:p>
          </draw:text-box>
        </draw:frame>
        <draw:frame draw:style-name="gr12" draw:text-style-name="P6" draw:layer="layout" svg:width="4.445cm" svg:height="0.911cm" svg:x="0.127cm" svg:y="2.899cm">
          <draw:text-box>
            <text:p><text:span text:style-name="T2">RoC</text:span></text:p>
          </draw:text-box>
        </draw:frame>
        <draw:frame draw:style-name="gr12" draw:text-style-name="P6" draw:layer="layout" svg:width="1.525cm" svg:height="0.911cm" svg:x="1.024cm" svg:y="2.899cm">
          <draw:text-box>
            <text:p><text:span text:style-name="T2">Selec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1" svg:font-family="Verdana" style:font-family-generic="swiss"/>
    <style:font-face style:name="Abyssinica SIL" svg:font-family="'Abyssinica SIL'" style:font-pitch="variable"/>
    <style:font-face style:name="Liberation Sans2" svg:font-family="'Liberation Sans'" style:font-pitch="variable"/>
    <style:font-face style:name="MathJax_Math" svg:font-family="MathJax_Math" style:font-pitch="variable"/>
    <style:font-face style:name="aakar" svg:font-family="aak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.54cm" fo:page-height="12.8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1-08T20:56:13.917993480</dc:date>
    <meta:editing-duration>PT14M46S</meta:editing-duration>
    <meta:editing-cycles>2</meta:editing-cycles>
    <meta:generator>LibreOffice/5.1.6.2$Linux_X86_64 LibreOffice_project/10m0$Build-2</meta:generator>
    <meta:document-statistic meta:object-count="44"/>
  </office:meta>
</office:document-meta>
</file>